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New Roman', serif"/>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59cm" table:align="left"/>
    </style:style>
    <style:style style:name="Tabla1.A" style:family="table-column">
      <style:table-column-properties style:column-width="0.649cm"/>
    </style:style>
    <style:style style:name="Tabla1.B" style:family="table-column">
      <style:table-column-properties style:column-width="16.94cm"/>
    </style:style>
    <style:style style:name="Tabla1.A1" style:family="table-cell">
      <style:table-cell-properties style:vertical-align="middle" fo:padding="0cm" fo:border="none"/>
    </style:style>
    <style:style style:name="Tabla2" style:family="table">
      <style:table-properties style:width="17.59cm" table:align="left"/>
    </style:style>
    <style:style style:name="Tabla2.A" style:family="table-column">
      <style:table-column-properties style:column-width="0.887cm"/>
    </style:style>
    <style:style style:name="Tabla2.B" style:family="table-column">
      <style:table-column-properties style:column-width="16.702cm"/>
    </style:style>
    <style:style style:name="Tabla2.A1" style:family="table-cell">
      <style:table-cell-properties style:vertical-align="middle" fo:padding="0cm" fo:border="none"/>
    </style:style>
    <style:style style:name="P1" style:family="paragraph" style:parent-style-name="Standard">
      <style:text-properties officeooo:rsid="00059d20" officeooo:paragraph-rsid="00059d20"/>
    </style:style>
    <style:style style:name="P2" style:family="paragraph" style:parent-style-name="Standard">
      <style:paragraph-properties fo:text-align="center" style:justify-single-word="false"/>
      <style:text-properties fo:color="#21409a" fo:font-size="26pt" fo:font-weight="bold" officeooo:rsid="00059d20" officeooo:paragraph-rsid="00059d20" style:font-size-asian="26pt" style:font-weight-asian="bold" style:font-size-complex="26pt" style:font-weight-complex="bold"/>
    </style:style>
    <style:style style:name="P3"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sans-serif" fo:font-size="10.5pt" fo:letter-spacing="normal" fo:font-style="normal" fo:font-weight="normal"/>
    </style:style>
    <style:style style:name="P4"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5" style:family="paragraph" style:parent-style-name="Text_20_body">
      <style:paragraph-properties fo:margin-left="0cm" fo:margin-right="0cm" fo:margin-top="0cm" fo:margin-bottom="0.291cm" loext:contextual-spacing="false" style:line-height-at-least="0.582cm" fo:orphans="2" fo:widows="2" fo:text-indent="0cm" style:auto-text-indent="false"/>
    </style:style>
    <style:style style:name="P6" style:family="paragraph" style:parent-style-name="Heading_20_3">
      <style:paragraph-properties fo:margin-left="0cm" fo:margin-right="0cm" fo:margin-top="0cm" fo:margin-bottom="0cm" loext:contextual-spacing="false" style:line-height-at-least="0.873cm" fo:orphans="2" fo:widows="2" fo:text-indent="0cm" style:auto-text-indent="false"/>
      <style:text-properties fo:font-variant="normal" fo:text-transform="none" fo:color="#4e443c" style:font-name="Georgia" fo:font-size="12pt" fo:letter-spacing="normal" fo:font-style="normal" fo:font-weight="bold"/>
    </style:style>
    <style:style style:name="P7" style:family="paragraph" style:parent-style-name="Preformatted_20_Text">
      <loext:graphic-properties draw:fill="solid" draw:fill-color="#eeeeee" draw:opacity="100%"/>
      <style:paragraph-properties fo:margin-left="0cm" fo:margin-right="0cm" fo:margin-top="0.265cm" fo:margin-bottom="0.265cm" loext:contextual-spacing="false" style:line-height-at-least="0.476cm" fo:orphans="2" fo:widows="2" fo:text-indent="0cm" style:auto-text-indent="false" fo:background-color="#eeeeee" fo:padding="0.053cm" fo:border="0.06pt solid #efeee6"/>
    </style:style>
    <style:style style:name="P8" style:family="paragraph" style:parent-style-name="Heading_20_2">
      <style:paragraph-properties fo:margin-left="0cm" fo:margin-right="0cm" fo:margin-top="0.529cm" fo:margin-bottom="0cm" loext:contextual-spacing="false" style:line-height-at-least="1.164cm" fo:orphans="2" fo:widows="2" fo:text-indent="0cm" style:auto-text-indent="false"/>
      <style:text-properties fo:font-variant="normal" fo:text-transform="none" fo:color="#f14e32" style:font-name="Georgia" fo:font-size="13.5pt" fo:letter-spacing="normal" fo:font-style="normal" fo:font-weight="bold"/>
    </style:style>
    <style:style style:name="P9" style:family="paragraph" style:parent-style-name="Table_20_Contents">
      <style:paragraph-properties fo:margin-left="0cm" fo:margin-right="0cm" fo:margin-top="0.159cm" fo:margin-bottom="0.291cm" loext:contextual-spacing="false" style:line-height-at-least="0.37cm" fo:text-indent="0cm" style:auto-text-indent="false"/>
    </style:style>
    <style:style style:name="P10" style:family="paragraph" style:parent-style-name="Preformatted_20_Text">
      <loext:graphic-properties draw:fill="solid" draw:fill-color="#eeeeee" draw:opacity="100%"/>
      <style:paragraph-properties fo:margin-top="0.265cm" fo:margin-bottom="0.265cm" loext:contextual-spacing="false" style:line-height-at-least="0.476cm" fo:orphans="2" fo:widows="2" fo:background-color="#eeeeee" fo:padding="0.053cm" fo:border="0.06pt solid #efeee6"/>
    </style:style>
    <style:style style:name="P11" style:family="paragraph" style:parent-style-name="Heading_20_2">
      <style:text-properties fo:font-variant="normal" fo:text-transform="none" fo:color="#f14e32" style:font-name="Georgia" fo:font-size="13.5pt" fo:letter-spacing="normal" fo:font-style="normal" fo:font-weight="bold" officeooo:rsid="00059d20" officeooo:paragraph-rsid="00059d20"/>
    </style:style>
    <style:style style:name="P12" style:family="paragraph" style:parent-style-name="Heading_20_3">
      <style:text-properties fo:font-variant="normal" fo:text-transform="none" fo:color="#4e443c" style:font-name="Georgia" fo:font-size="12pt" fo:letter-spacing="normal" fo:font-style="normal" fo:font-weight="bold" officeooo:rsid="00059d20" officeooo:paragraph-rsid="00059d20"/>
    </style:style>
    <style:style style:name="P13" style:family="paragraph" style:parent-style-name="Heading_20_1">
      <style:text-properties fo:font-variant="normal" fo:text-transform="none" fo:color="#4e443c" style:font-name="Georgia" fo:font-size="27pt" fo:letter-spacing="normal" fo:font-style="normal" fo:font-weight="normal" officeooo:rsid="00059d20" officeooo:paragraph-rsid="00059d20"/>
    </style:style>
    <style:style style:name="P14" style:family="paragraph" style:parent-style-name="Table_20_Contents">
      <style:paragraph-properties style:line-height-at-least="0.37cm"/>
      <style:text-properties style:font-name="sans-serif" fo:font-size="9pt"/>
    </style:style>
    <style:style style:name="P15" style:family="paragraph" style:parent-style-name="Table_20_Contents">
      <style:paragraph-properties fo:margin-top="0cm" fo:margin-bottom="0.499cm" loext:contextual-spacing="false" style:line-height-at-least="0.37cm"/>
      <style:text-properties style:font-name="sans-serif" fo:font-size="9pt"/>
    </style:style>
    <style:style style:name="P16" style:family="paragraph" style:parent-style-name="Text_20_body" style:list-style-name="L1">
      <style:paragraph-properties fo:margin-left="0cm" fo:margin-right="0cm" fo:margin-top="0.132cm" fo:margin-bottom="0.291cm" loext:contextual-spacing="false" style:line-height-at-least="0.476cm" fo:orphans="2" fo:widows="2" fo:text-indent="0cm" style:auto-text-indent="false" fo:padding="0cm" fo:border="none"/>
    </style:style>
    <style:style style:name="P17" style:family="paragraph" style:parent-style-name="Text_20_body" style:list-style-name="L1">
      <style:paragraph-properties fo:margin-left="0cm" fo:margin-right="0cm" fo:margin-top="0.132cm" fo:margin-bottom="0.291cm" loext:contextual-spacing="false" style:line-height-at-least="0.423cm" fo:orphans="2" fo:widows="2" fo:text-indent="0cm" style:auto-text-indent="false" fo:padding="0cm" fo:border="none"/>
      <style:text-properties fo:font-variant="normal" fo:text-transform="none" fo:color="#4e443c" style:font-name="sans-serif" fo:font-size="10.5pt" fo:letter-spacing="normal" fo:font-style="normal" fo:font-weight="normal"/>
    </style:style>
    <style:style style:name="P18"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19" style:family="paragraph" style:parent-style-name="Preformatted_20_Text">
      <loext:graphic-properties draw:fill="solid" draw:fill-color="#eeeeee" draw:opacity="100%"/>
      <style:paragraph-properties fo:margin-left="0cm" fo:margin-right="0cm" fo:margin-top="0.265cm" fo:margin-bottom="0.265cm" loext:contextual-spacing="false" style:line-height-at-least="0.476cm" fo:orphans="2" fo:widows="2" fo:text-indent="0cm" style:auto-text-indent="false" fo:background-color="#eeeeee" fo:padding="0.053cm" fo:border="0.06pt solid #efeee6"/>
    </style:style>
    <style:style style:name="P20" style:family="paragraph" style:parent-style-name="Preformatted_20_Text">
      <loext:graphic-properties draw:fill="solid" draw:fill-color="#eeeeee" draw:opacity="100%"/>
      <style:paragraph-properties fo:margin-top="0.265cm" fo:margin-bottom="0.265cm" loext:contextual-spacing="false" style:line-height-at-least="0.476cm" fo:orphans="2" fo:widows="2" fo:background-color="#eeeeee" fo:padding="0.053cm" fo:border="0.06pt solid #efeee6"/>
    </style:style>
    <style:style style:name="P21" style:family="paragraph" style:parent-style-name="Heading_20_3">
      <style:text-properties fo:font-variant="normal" fo:text-transform="none" fo:color="#4e443c" style:font-name="Georgia" fo:font-size="12pt" fo:letter-spacing="normal" fo:font-style="normal" fo:font-weight="bold" officeooo:rsid="00059d20" officeooo:paragraph-rsid="00059d20"/>
    </style:style>
    <style:style style:name="P22" style:family="paragraph" style:parent-style-name="Standard">
      <style:text-properties officeooo:rsid="00059d20" officeooo:paragraph-rsid="00059d20"/>
    </style:style>
    <style:style style:name="T1" style:family="text">
      <style:text-properties fo:font-variant="normal" fo:text-transform="none" fo:color="#333333" style:font-name="monospace" fo:font-size="10.5pt" fo:letter-spacing="normal" fo:font-style="normal" fo:font-weight="normal" fo:background-color="#eeeeee" loext:char-shading-value="0" loext:padding="0cm" loext:border="none"/>
    </style:style>
    <style:style style:name="T2" style:family="text">
      <style:text-properties fo:font-variant="normal" fo:text-transform="none" fo:color="#333333" style:font-name="monospace" fo:font-size="10.5pt" fo:letter-spacing="normal" fo:font-style="normal" fo:font-weight="normal" fo:background-color="#eeeeee" loext:char-shading-value="0" loext:padding="0.049cm" loext:border="0.06pt solid #f5f5f5"/>
    </style:style>
    <style:style style:name="T3" style:family="text">
      <style:text-properties fo:font-variant="normal" fo:text-transform="none" fo:color="#333333" fo:letter-spacing="normal" fo:background-color="#eeeeee" loext:char-shading-value="0" loext:padding="0cm" loext:border="none"/>
    </style:style>
    <style:style style:name="T4" style:family="text">
      <style:text-properties fo:font-variant="normal" fo:text-transform="none" fo:color="#4e443c" style:font-name="sans-serif" fo:font-size="10.5pt" fo:letter-spacing="normal" fo:font-style="normal" fo:font-weight="normal"/>
    </style:style>
    <style:style style:name="T5" style:family="text">
      <style:text-properties fo:font-variant="normal" fo:text-transform="none" fo:color="#4e443c" style:font-name="sans-serif" fo:font-size="10.5pt" fo:letter-spacing="normal" fo:font-style="italic" fo:font-weight="normal"/>
    </style:style>
    <style:style style:name="T6" style:family="text">
      <style:text-properties fo:font-variant="normal" fo:text-transform="none" fo:color="#0388a6" style:text-line-through-style="none" style:text-line-through-type="none" style:font-name="sans-serif" fo:font-size="10.5pt" fo:letter-spacing="normal" fo:font-style="normal" style:text-underline-style="none" fo:font-weight="normal" style:text-blinking="false" fo:background-color="transparent" loext:char-shading-value="0"/>
    </style:style>
    <style:style style:name="T7" style:family="text">
      <style:text-properties style:font-name="sans-serif" fo:font-size="9pt"/>
    </style:style>
    <style:style style:name="T8" style:family="text">
      <style:text-properties fo:color="#333333" style:font-name="monospace" fo:font-size="9pt" fo:background-color="#eeeeee" loext:char-shading-value="0" loext:padding="0.049cm" loext:border="0.06pt solid #f5f5f5"/>
    </style:style>
    <style:style style:name="T9" style:family="text">
      <style:text-properties fo:color="#0388a6" style:text-line-through-style="none" style:text-line-through-type="none" style:font-name="sans-serif" fo:font-size="9pt" style:text-underline-style="none" style:text-blinking="false" fo:background-color="transparent" loext:char-shading-value="0"/>
    </style:style>
    <text:list-style style:name="L1">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de Git</text:p>
      <text:p text:style-name="P1"/>
      <text:p text:style-name="P1">Inicio sobre el curso de git</text:p>
      <text:p text:style-name="P1"/>
      <text:p text:style-name="P1"/>
      <text:h text:style-name="P11" text:outline-level="2"><text:bookmark text:name="_getting_a_repo"/>Obteniendo un repositorio Git</text:h>
      <text:p text:style-name="P3">Puedes obtener un proyecto Git de dos maneras. La primera es tomar un proyecto o directorio existente e importarlo en Git. La segunda es clonar un repositorio existente en Git desde otro servidor.</text:p>
      <text:h text:style-name="P6" text:outline-level="3"><text:bookmark text:name="_inicializando_un_repositorio_en_un_directorio_existente"/>Inicializando un repositorio en un directorio existente</text:h>
      <text:p text:style-name="P3">Si estás empezando a seguir un proyecto existente en Git, debes ir al directorio del proyecto y usar el siguiente comando:</text:p>
      <text:p text:style-name="P7"><text:span text:style-name="Source_20_Text"><text:span text:style-name="T1">$ git init</text:span></text:span></text:p>
      <text:p text:style-name="P4"><text:span text:style-name="T4">Esto crea un subdirectorio nuevo llamado </text:span><text:span text:style-name="Source_20_Text"><text:span text:style-name="T2">.git</text:span></text:span><text:span text:style-name="T4">, el cual contiene todos los archivos necesarios del repositorio – un esqueleto de un repositorio de Git. Todavía no hay nada en tu proyecto que esté bajo seguimiento. Puedes revisar </text:span><text:a xlink:type="simple" xlink:href="https://git-scm.com/book/es/v2/ch00/_git_internals" text:style-name="Internet_20_link" text:visited-style-name="Visited_20_Internet_20_Link"><text:span text:style-name="T6">[_git_internals]</text:span></text:a><text:span text:style-name="T4"> para obtener más información acerca de los archivos presentes en el directorio </text:span><text:span text:style-name="Source_20_Text"><text:span text:style-name="T2">.git</text:span></text:span><text:span text:style-name="T4"> que acaba de ser creado.</text:span></text:p>
      <text:p text:style-name="P4"><text:span text:style-name="T4">Si deseas empezar a controlar versiones de archivos existentes (a diferencia de un directorio vacío), probablemente deberías comenzar el seguimiento de esos archivos y hacer una confirmación inicial. Puedes conseguirlo con unos pocos comandos </text:span><text:span text:style-name="Source_20_Text"><text:span text:style-name="T2">git add</text:span></text:span><text:span text:style-name="T4"> para especificar qué archivos quieres controlar, seguidos de un </text:span><text:span text:style-name="Source_20_Text"><text:span text:style-name="T2">git commit</text:span></text:span><text:span text:style-name="T4"> para confirmar los cambios:</text:span></text:p>
      <text:p text:style-name="P7"><text:span text:style-name="Source_20_Text"><text:span text:style-name="T1">$ git add *.c</text:span></text:span></text:p>
      <text:p text:style-name="P10"><text:span text:style-name="Source_20_Text"><text:span text:style-name="T1">$ git add LICENSE</text:span></text:span></text:p>
      <text:p text:style-name="P10"><text:span text:style-name="Source_20_Text"><text:span text:style-name="T1">$ git commit -m 'initial project version'</text:span></text:span></text:p>
      <text:p text:style-name="P3">Veremos lo que hacen estos comandos más adelante. En este momento, tienes un repositorio de Git con archivos bajo seguimiento y una confirmación inicial.</text:p>
      <text:p text:style-name="P1"/>
      <text:p text:style-name="P1"/>
      <text:h text:style-name="P12" text:outline-level="3"><text:bookmark text:name="_git_cloning"/>Clonando un repositorio existente</text:h>
      <text:p text:style-name="P4"><text:span text:style-name="T4">Si deseas obtener una copia de un repositorio Git existente — por ejemplo, un proyecto en el que te gustaría contribuir — el comando que necesitas es </text:span><text:span text:style-name="Source_20_Text"><text:span text:style-name="T2">git clone</text:span></text:span><text:span text:style-name="T4">. Si estás familizarizado con otros sistemas de control de versiones como Subversion, verás que el comando es "clone" en vez de "checkout". Es una distinción importante, ya que Git recibe una copia de casi todos los datos que tiene el servidor. Cada versión de cada archivo de la historia del proyecto es descargada por defecto cuando ejecutas </text:span><text:span text:style-name="Source_20_Text"><text:span text:style-name="T2">git clone</text:span></text:span><text:span text:style-name="T4">. De hecho, si el disco de tu servidor se corrompe, puedes usar cualquiera de los clones en cualquiera de los clientes para devolver al servidor al estado en el que estaba cuando fue </text:span><text:soft-page-break/><text:span text:style-name="T4">clonado (puede que pierdas algunos hooks del lado del servidor y demás, pero toda la información acerca de las versiones estará ahí) — véase </text:span><text:a xlink:type="simple" xlink:href="https://git-scm.com/book/es/v2/ch00/_git_on_the_server" text:style-name="Internet_20_link" text:visited-style-name="Visited_20_Internet_20_Link"><text:span text:style-name="T6">Configurando Git en un servidor</text:span></text:a><text:span text:style-name="T4"> para más detalles.</text:span></text:p>
      <text:p text:style-name="P4"><text:span text:style-name="T4">Puedes clonar un repositorio con </text:span><text:span text:style-name="Source_20_Text"><text:span text:style-name="T2">git clone [url]</text:span></text:span><text:span text:style-name="T4">. Por ejemplo, si quieres clonar la librería de Git llamada libgit2 puedes hacer algo así:</text:span></text:p>
      <text:p text:style-name="P7"><text:span text:style-name="Source_20_Text"><text:span text:style-name="T1">$ git clone https://github.com/libgit2/libgit2</text:span></text:span></text:p>
      <text:p text:style-name="P4"><text:span text:style-name="T4">Esto crea un directorio llamado </text:span><text:span text:style-name="Source_20_Text"><text:span text:style-name="T2">libgit2</text:span></text:span><text:span text:style-name="T4">, inicializa un directorio </text:span><text:span text:style-name="Source_20_Text"><text:span text:style-name="T2">.git</text:span></text:span><text:span text:style-name="T4"> en su interior, descarga toda la información de ese repositorio y saca una copia de trabajo de la última versión. Si te metes en el directorio </text:span><text:span text:style-name="Source_20_Text"><text:span text:style-name="T2">libgit2</text:span></text:span><text:span text:style-name="T4">, verás que están los archivos del proyecto listos para ser utilizados. Si quieres clonar el repositorio a un directorio con otro nombre que no sea </text:span><text:span text:style-name="Source_20_Text"><text:span text:style-name="T2">libgit2</text:span></text:span><text:span text:style-name="T4">, puedes especificarlo con la siguiente opción de línea de comandos:</text:span></text:p>
      <text:p text:style-name="P7"><text:span text:style-name="Source_20_Text"><text:span text:style-name="T1">$ git clone https://github.com/libgit2/libgit2 mylibgit</text:span></text:span></text:p>
      <text:p text:style-name="P4"><text:span text:style-name="T4">Ese comando hace lo mismo que el anterior, pero el directorio de destino se llamará </text:span><text:span text:style-name="Source_20_Text"><text:span text:style-name="T2">mylibgit</text:span></text:span><text:span text:style-name="T4">.</text:span></text:p>
      <text:p text:style-name="P4"><text:span text:style-name="T4">Git te permite usar distintos protocolos de transferencia. El ejemplo anterior usa el protocolo </text:span><text:span text:style-name="Source_20_Text"><text:span text:style-name="T2">https://</text:span></text:span><text:span text:style-name="T4">, pero también puedes utilizar </text:span><text:span text:style-name="Source_20_Text"><text:span text:style-name="T2">git://</text:span></text:span><text:span text:style-name="T4"> o </text:span><text:span text:style-name="Source_20_Text"><text:span text:style-name="T2">usuario@servidor:ruta/del/repositorio.git</text:span></text:span><text:span text:style-name="T4"> que utiliza el protocolo de transferencia SSH. En </text:span><text:a xlink:type="simple" xlink:href="https://git-scm.com/book/es/v2/ch00/_git_on_the_server" text:style-name="Internet_20_link" text:visited-style-name="Visited_20_Internet_20_Link"><text:span text:style-name="T6">Configurando Git en un servidor</text:span></text:a><text:span text:style-name="T4"> se explicarán todas las opciones disponibles a la hora de configurar el acceso a tu repositorio de Git, y las ventajas e inconvenientes de cada una.</text:span></text:p>
      <text:p text:style-name="P1"/>
      <text:h text:style-name="P13" text:outline-level="1">2.2 Fundamentos de Git - Guardando cambios en el Repositorio</text:h>
      <text:h text:style-name="P8" text:outline-level="2"><text:bookmark text:name="_guardando_cambios_en_el_repositorio"/>Guardando cambios en el Repositorio</text:h>
      <text:p text:style-name="P5"><text:span text:style-name="T4">Ya tienes un repositorio Git y un </text:span><text:span text:style-name="Emphasis"><text:span text:style-name="T5">checkout</text:span></text:span><text:span text:style-name="T4"> o copia de trabajo de los archivos de dicho proyecto. El siguiente paso es realizar algunos cambios y confirmar instantáneas de esos cambios en el repositorio cada vez que el proyecto alcance un estado que quieras conservar.</text:span></text:p>
      <text:p text:style-name="P5"><text:span text:style-name="T4">Recuerda que cada archivo de tu repositorio puede tener dos estados: rastreados y sin rastrear. Los archivos rastreados (</text:span><text:span text:style-name="Emphasis"><text:span text:style-name="T5">tracked files</text:span></text:span><text:span text:style-name="T4"> en inglés) son todos aquellos archivos que estaban en la última instantánea del proyecto; pueden ser archivos sin modificar, modificados o preparados. Los archivos sin rastrear son todos los demás - cualquier otro archivo en tu directorio de trabajo que no estaba en tu última instantánea y que no están en el área de preparación (</text:span><text:span text:style-name="Emphasis"><text:span text:style-name="T5">staging area</text:span></text:span><text:span text:style-name="T4">). Cuando clonas por primera vez un repositorio, todos tus archivos estarán rastreados y sin modificar pues acabas de sacarlos y aun no han sido editados.</text:span></text:p>
      <text:p text:style-name="P5"><text:soft-page-break/><text:span text:style-name="T4">Mientras editas archivos, Git los ve como modificados, pues han sido cambiados desde su último </text:span><text:span text:style-name="Emphasis"><text:span text:style-name="T5">commit</text:span></text:span><text:span text:style-name="T4">. Luego preparas estos archivos modificados y finalmente confirmas todos los cambios preparados, y repites el ciclo.</text:span></text:p>
      <text:p text:style-name="P1"/>
      <text:p text:style-name="P1"/>
      <text:h text:style-name="P12" text:outline-level="3"><text:bookmark text:name="_checking_status"/>Revisando el Estado de tus Archivos</text:h>
      <text:p text:style-name="P4"><text:span text:style-name="T4">La herramienta principal para determinar qué archivos están en qué estado es el comando </text:span><text:span text:style-name="Source_20_Text"><text:span text:style-name="T2">git status</text:span></text:span><text:span text:style-name="T4">. Si ejecutas este comando inmediatamente después de clonar un repositorio, deberías ver algo como esto:</text:span></text:p>
      <text:p text:style-name="P7"><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nothing to commit, working directory clean</text:span></text:span></text:p>
      <text:p text:style-name="P5"><text:span text:style-name="T4">Esto significa que tienes un directorio de trabajo limpio - en otras palabras, que no hay archivos rastreados y modificados. Además, Git no encuentra ningún archivo sin rastrear, de lo contrario aparecerían listados aquí. Finalmente, el comando te indica en cuál rama estás y te informa que no ha variado con respecto a la misma rama en el servidor. Por ahora, la rama siempre será “master”, que es la rama por defecto; no le prestaremos atención ahora. </text:span><text:a xlink:type="simple" xlink:href="https://git-scm.com/book/es/v2/ch00/_git_branching" text:style-name="Internet_20_link" text:visited-style-name="Visited_20_Internet_20_Link"><text:span text:style-name="T6">Ramificaciones en Git</text:span></text:a><text:span text:style-name="T4"> tratará en detalle las ramas y las referencias.</text:span></text:p>
      <text:p text:style-name="P4"><text:span text:style-name="T4">Supongamos que añades un nuevo archivo a tu proyecto, un simple README. Si el archivo no existía antes, y ejecutas </text:span><text:span text:style-name="Source_20_Text"><text:span text:style-name="T2">git status</text:span></text:span><text:span text:style-name="T4">, verás el archivo sin rastrear de la siguiente manera:</text:span></text:p>
      <text:p text:style-name="P7"><text:span text:style-name="Source_20_Text"><text:span text:style-name="T1">$ echo 'My Project' &gt; README</text:span></text:span></text:p>
      <text:p text:style-name="P10"><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Untracked files:</text:span></text:span></text:p>
      <text:p text:style-name="P10"><text:span text:style-name="Source_20_Text"><text:span text:style-name="T3"><text:s text:c="2"/></text:span></text:span><text:span text:style-name="Source_20_Text"><text:span text:style-name="T1">(use "git add &lt;file&gt;..." to include in what will be committed)</text:span></text:span></text:p>
      <text:p text:style-name="P10"/>
      <text:p text:style-name="P10"><text:span text:style-name="Source_20_Text"><text:span text:style-name="T3"><text:s text:c="4"/></text:span></text:span><text:span text:style-name="Source_20_Text"><text:span text:style-name="T1">README</text:span></text:span></text:p>
      <text:p text:style-name="P10"/>
      <text:p text:style-name="P10"><text:span text:style-name="Source_20_Text"><text:span text:style-name="T1">nothing added to commit but untracked files present (use "git add" to track)</text:span></text:span></text:p>
      <text:p text:style-name="P5"><text:span text:style-name="T4">Puedes ver que el archivo README está sin rastrear porque aparece debajo del encabezado “Untracked files” (“Archivos no rastreados” en inglés) en la salida. Sin rastrear significa que Git ve archivos que no tenías en el </text:span><text:span text:style-name="Emphasis"><text:span text:style-name="T5">commit</text:span></text:span><text:span text:style-name="T4"> anterior. Git no los incluirá en tu próximo </text:span><text:span text:style-name="Emphasis"><text:span text:style-name="T5">commit</text:span></text:span><text:span text:style-name="T4"> a menos que se lo indiques </text:span><text:soft-page-break/><text:span text:style-name="T4">explícitamente. Se comporta así para evitar incluir accidentalmente archivos binarios o cualquier otro archivo que no quieras incluir. Como tú sí quieres incluir README, debes comenzar a rastrearlo.</text:span></text:p>
      <text:p text:style-name="P1"/>
      <text:h text:style-name="P12" text:outline-level="3"><text:bookmark text:name="r_tracking_files"/>Rastrear Archivos Nuevos</text:h>
      <text:p text:style-name="P4"><text:span text:style-name="T4">Para comenzar a rastrear un archivo debes usar el comando </text:span><text:span text:style-name="Source_20_Text"><text:span text:style-name="T2">git add</text:span></text:span><text:span text:style-name="T4">. Para comenzar a rastrear el archivo README, puedes ejecutar lo siguiente:</text:span></text:p>
      <text:p text:style-name="P7"><text:span text:style-name="Source_20_Text"><text:span text:style-name="T1">$ git add README</text:span></text:span></text:p>
      <text:p text:style-name="P3">Ahora si vuelves a ver el estado del proyecto, verás que el archivo README está siendo rastreado y está preparado para ser confirmado:</text:p>
      <text:p text:style-name="P7"><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pan text:style-name="Source_20_Text"><text:span text:style-name="T3"><text:s text:c="4"/></text:span></text:span><text:span text:style-name="Source_20_Text"><text:span text:style-name="T1">new file: <text:s text:c="2"/>README</text:span></text:span></text:p>
      <text:p text:style-name="P4"><text:span text:style-name="T4">Puedes ver que está siendo rastreado porque aparece luego del encabezado “Cambios a ser confirmados” (“Changes to be committed” en inglés). Si confirmas en este punto, se guardará en el historial la versión del archivo correspondiente al instante en que ejecutaste </text:span><text:span text:style-name="Source_20_Text"><text:span text:style-name="T2">git add</text:span></text:span><text:span text:style-name="T4">. Anteriormente cuando ejecutaste </text:span><text:span text:style-name="Source_20_Text"><text:span text:style-name="T2">git init</text:span></text:span><text:span text:style-name="T4">, ejecutaste luego </text:span><text:span text:style-name="Source_20_Text"><text:span text:style-name="T2">git add (files)</text:span></text:span><text:span text:style-name="T4"> - lo cual inició el rastreo de archivos en tu directorio. El comando </text:span><text:span text:style-name="Source_20_Text"><text:span text:style-name="T2">git add</text:span></text:span><text:span text:style-name="T4"> puede recibir tanto una ruta de archivo como de un directorio; si es de un directorio, el comando añade recursivamente los archivos que están dentro de él.</text:span></text:p>
      <text:p text:style-name="P1"/>
      <text:h text:style-name="P12" text:outline-level="3"><text:bookmark text:name="_preparar_archivos_modificados"/>Preparar Archivos Modificados</text:h>
      <text:p text:style-name="P4"><text:span text:style-name="T4">Vamos a cambiar un archivo que esté rastreado. Si cambias el archivo rastreado llamado “CONTRIBUTING.md” y luego ejecutas el comando </text:span><text:span text:style-name="Source_20_Text"><text:span text:style-name="T2">git status</text:span></text:span><text:span text:style-name="T4">, verás algo parecido a esto:</text:span></text:p>
      <text:p text:style-name="P7"><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oft-page-break/><text:span text:style-name="Source_20_Text"><text:span text:style-name="T3"><text:s text:c="4"/></text:span></text:span><text:span text:style-name="Source_20_Text"><text:span text:style-name="T1">new file: <text:s text:c="2"/>README</text:span></text:span></text:p>
      <text:p text:style-name="P10"/>
      <text:p text:style-name="P10"><text:span text:style-name="Source_20_Text"><text:span text:style-name="T1">Changes not staged for commit:</text:span></text:span></text:p>
      <text:p text:style-name="P10"><text:span text:style-name="Source_20_Text"><text:span text:style-name="T3"><text:s text:c="2"/></text:span></text:span><text:span text:style-name="Source_20_Text"><text:span text:style-name="T1">(use "git add &lt;file&gt;..." to update what will be committed)</text:span></text:span></text:p>
      <text:p text:style-name="P10"><text:span text:style-name="Source_20_Text"><text:span text:style-name="T3"><text:s text:c="2"/></text:span></text:span><text:span text:style-name="Source_20_Text"><text:span text:style-name="T1">(use "git checkout -- &lt;file&gt;..." to discard changes in working directory)</text:span></text:span></text:p>
      <text:p text:style-name="P10"/>
      <text:p text:style-name="P10"><text:span text:style-name="Source_20_Text"><text:span text:style-name="T3"><text:s text:c="4"/></text:span></text:span><text:span text:style-name="Source_20_Text"><text:span text:style-name="T1">modified: <text:s text:c="2"/>CONTRIBUTING.md</text:span></text:span></text:p>
      <text:p text:style-name="P4"><text:span text:style-name="T4">El archivo “CONTRIBUTING.md” aparece en una sección llamada “Changes not staged for commit” (“Cambios no preparado para confirmar” en inglés) - lo que significa que existe un archivo rastreado que ha sido modificado en el directorio de trabajo pero que aun no está preparado. Para prepararlo, ejecutas el comando </text:span><text:span text:style-name="Source_20_Text"><text:span text:style-name="T2">git add</text:span></text:span><text:span text:style-name="T4">. </text:span><text:span text:style-name="Source_20_Text"><text:span text:style-name="T2">git add</text:span></text:span><text:span text:style-name="T4"> es un comando que cumple varios propósitos - lo usas para empezar a rastrear archivos nuevos, preparar archivos, y hacer otras cosas como marcar como resuelto archivos en conflicto por combinación. Es más útil que lo veas como un comando para “añadir este contenido a la próxima confirmación” mas que para “añadir este archivo al proyecto”. Ejecutemos </text:span><text:span text:style-name="Source_20_Text"><text:span text:style-name="T2">git add</text:span></text:span><text:span text:style-name="T4"> para preparar el archivo “CONTRIBUTING.md” y luego ejecutemos </text:span><text:span text:style-name="Source_20_Text"><text:span text:style-name="T2">git status</text:span></text:span><text:span text:style-name="T4">:</text:span></text:p>
      <text:p text:style-name="P7"><text:span text:style-name="Source_20_Text"><text:span text:style-name="T1">$ git add CONTRIBUTING.md</text:span></text:span></text:p>
      <text:p text:style-name="P10"><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pan text:style-name="Source_20_Text"><text:span text:style-name="T3"><text:s text:c="4"/></text:span></text:span><text:span text:style-name="Source_20_Text"><text:span text:style-name="T1">new file: <text:s text:c="2"/>README</text:span></text:span></text:p>
      <text:p text:style-name="P10"><text:span text:style-name="Source_20_Text"><text:span text:style-name="T3"><text:s text:c="4"/></text:span></text:span><text:span text:style-name="Source_20_Text"><text:span text:style-name="T1">modified: <text:s text:c="2"/>CONTRIBUTING.md</text:span></text:span></text:p>
      <text:p text:style-name="P4"><text:span text:style-name="T4">Ambos archivos están preparados y formarán parte de tu próxima confirmación. En este momento, supongamos que recuerdas que debes hacer un pequeño cambio en </text:span><text:span text:style-name="Source_20_Text"><text:span text:style-name="T2">CONTRIBUTING.md</text:span></text:span><text:span text:style-name="T4"> antes de confirmarlo. Abres de nuevo el archivo, lo cambias y ahora estás listos para confirmar. Sin embargo, ejecutemos </text:span><text:span text:style-name="Source_20_Text"><text:span text:style-name="T2">git status</text:span></text:span><text:span text:style-name="T4"> una vez más:</text:span></text:p>
      <text:p text:style-name="P7"><text:span text:style-name="Source_20_Text"><text:span text:style-name="T1">$ vim CONTRIBUTING.md</text:span></text:span></text:p>
      <text:p text:style-name="P10"><text:span text:style-name="Source_20_Text"><text:span text:style-name="T1">$ git status</text:span></text:span></text:p>
      <text:p text:style-name="P10"><text:soft-page-break/><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pan text:style-name="Source_20_Text"><text:span text:style-name="T3"><text:s text:c="4"/></text:span></text:span><text:span text:style-name="Source_20_Text"><text:span text:style-name="T1">new file: <text:s text:c="2"/>README</text:span></text:span></text:p>
      <text:p text:style-name="P10"><text:span text:style-name="Source_20_Text"><text:span text:style-name="T3"><text:s text:c="4"/></text:span></text:span><text:span text:style-name="Source_20_Text"><text:span text:style-name="T1">modified: <text:s text:c="2"/>CONTRIBUTING.md</text:span></text:span></text:p>
      <text:p text:style-name="P10"/>
      <text:p text:style-name="P10"><text:span text:style-name="Source_20_Text"><text:span text:style-name="T1">Changes not staged for commit:</text:span></text:span></text:p>
      <text:p text:style-name="P10"><text:span text:style-name="Source_20_Text"><text:span text:style-name="T3"><text:s text:c="2"/></text:span></text:span><text:span text:style-name="Source_20_Text"><text:span text:style-name="T1">(use "git add &lt;file&gt;..." to update what will be committed)</text:span></text:span></text:p>
      <text:p text:style-name="P10"><text:span text:style-name="Source_20_Text"><text:span text:style-name="T3"><text:s text:c="2"/></text:span></text:span><text:span text:style-name="Source_20_Text"><text:span text:style-name="T1">(use "git checkout -- &lt;file&gt;..." to discard changes in working directory)</text:span></text:span></text:p>
      <text:p text:style-name="P10"/>
      <text:p text:style-name="P10"><text:span text:style-name="Source_20_Text"><text:span text:style-name="T3"><text:s text:c="4"/></text:span></text:span><text:span text:style-name="Source_20_Text"><text:span text:style-name="T1">modified: <text:s text:c="2"/>CONTRIBUTING.md</text:span></text:span></text:p>
      <text:p text:style-name="P4"><text:span text:style-name="T4">¡¿Pero qué…​?! Ahora </text:span><text:span text:style-name="Source_20_Text"><text:span text:style-name="T2">CONTRIBUTING.md</text:span></text:span><text:span text:style-name="T4"> aparece como preparado y como no preparado. ¿Cómo es posible? Resulta que Git prepara un archivo de acuerdo al estado que tenía cuando ejecutas el comando </text:span><text:span text:style-name="Source_20_Text"><text:span text:style-name="T2">git add</text:span></text:span><text:span text:style-name="T4">. Si confirmas ahora, se confirmará la versión de </text:span><text:span text:style-name="Source_20_Text"><text:span text:style-name="T2">CONTRIBUTING.md</text:span></text:span><text:span text:style-name="T4"> que tenías la última vez que ejecutaste </text:span><text:span text:style-name="Source_20_Text"><text:span text:style-name="T2">git add</text:span></text:span><text:span text:style-name="T4"> y no la versión que ves ahora en tu directorio de trabajo al ejecutar </text:span><text:span text:style-name="Source_20_Text"><text:span text:style-name="T2">git commit</text:span></text:span><text:span text:style-name="T4">. Si modificas un archivo luego de ejecutar </text:span><text:span text:style-name="Source_20_Text"><text:span text:style-name="T2">git add</text:span></text:span><text:span text:style-name="T4">, deberás ejecutar </text:span><text:span text:style-name="Source_20_Text"><text:span text:style-name="T2">git add</text:span></text:span><text:span text:style-name="T4"> de nuevo para preparar la última versión del archivo:</text:span></text:p>
      <text:p text:style-name="P7"><text:span text:style-name="Source_20_Text"><text:span text:style-name="T1">$ git add CONTRIBUTING.md</text:span></text:span></text:p>
      <text:p text:style-name="P10"><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pan text:style-name="Source_20_Text"><text:span text:style-name="T3"><text:s text:c="4"/></text:span></text:span><text:span text:style-name="Source_20_Text"><text:span text:style-name="T1">new file: <text:s text:c="2"/>README</text:span></text:span></text:p>
      <text:p text:style-name="P10"><text:span text:style-name="Source_20_Text"><text:span text:style-name="T3"><text:s text:c="4"/></text:span></text:span><text:span text:style-name="Source_20_Text"><text:span text:style-name="T1">modified: <text:s text:c="2"/>CONTRIBUTING.md</text:span></text:span></text:p>
      <text:p text:style-name="P1"/>
      <text:h text:style-name="P12" text:outline-level="3"><text:bookmark text:name="_estatus_abreviado"/><text:soft-page-break/>Estatus Abreviado</text:h>
      <text:p text:style-name="P4"><text:span text:style-name="T4">Si bien es cierto que la salida de </text:span><text:span text:style-name="Source_20_Text"><text:span text:style-name="T2">git status</text:span></text:span><text:span text:style-name="T4"> es bastante explícita, también es verdad que es muy extensa. Git ofrece una opción para obtener un estatus abreviado, de manera que puedas ver tus cambios de una forma más compacta. Si ejecutas </text:span><text:span text:style-name="Source_20_Text"><text:span text:style-name="T2">git status -s</text:span></text:span><text:span text:style-name="T4"> o </text:span><text:span text:style-name="Source_20_Text"><text:span text:style-name="T2">git status --short</text:span></text:span><text:span text:style-name="T4"> obtendrás una salida mucho más simplificada.</text:span></text:p>
      <text:p text:style-name="P7"><text:span text:style-name="Source_20_Text"><text:span text:style-name="T1">$ git status -s</text:span></text:span></text:p>
      <text:p text:style-name="P10"><text:span text:style-name="Source_20_Text"><text:span text:style-name="T3"><text:s/></text:span></text:span><text:span text:style-name="Source_20_Text"><text:span text:style-name="T1">M README</text:span></text:span></text:p>
      <text:p text:style-name="P10"><text:span text:style-name="Source_20_Text"><text:span text:style-name="T1">MM Rakefile</text:span></text:span></text:p>
      <text:p text:style-name="P10"><text:span text:style-name="Source_20_Text"><text:span text:style-name="T1">A <text:s/>lib/git.rb</text:span></text:span></text:p>
      <text:p text:style-name="P10"><text:span text:style-name="Source_20_Text"><text:span text:style-name="T1">M <text:s/>lib/simplegit.rb</text:span></text:span></text:p>
      <text:p text:style-name="P10"><text:span text:style-name="Source_20_Text"><text:span text:style-name="T1">?? LICENSE.txt</text:span></text:span></text:p>
      <text:p text:style-name="P4"><text:span text:style-name="T4">Los archivos nuevos que no están rastreados tienen un </text:span><text:span text:style-name="Source_20_Text"><text:span text:style-name="T2">??</text:span></text:span><text:span text:style-name="T4"> a su lado, los archivos que están preparados tienen una </text:span><text:span text:style-name="Source_20_Text"><text:span text:style-name="T2">A</text:span></text:span><text:span text:style-name="T4"> y los modificados una </text:span><text:span text:style-name="Source_20_Text"><text:span text:style-name="T2">M</text:span></text:span><text:span text:style-name="T4">. El estado aparece en dos columnas - la columna de la izquierda indica el estado preparado y la columna de la derecha indica el estado sin preparar. Por ejemplo, en esa salida, el archivo </text:span><text:span text:style-name="Source_20_Text"><text:span text:style-name="T2">README</text:span></text:span><text:span text:style-name="T4"> está modificado en el directorio de trabajo pero no está preparado, mientras que </text:span><text:span text:style-name="Source_20_Text"><text:span text:style-name="T2">lib/simplegit.rb</text:span></text:span><text:span text:style-name="T4"> está modificado y preparado. El archivo </text:span><text:span text:style-name="Source_20_Text"><text:span text:style-name="T2">Rakefile</text:span></text:span><text:span text:style-name="T4"> fue modificado, preparado y modificado otra vez por lo que existen cambios preparados y sin preparar.</text:span></text:p>
      <text:p text:style-name="P1"/>
      <text:p text:style-name="P1"/>
      <text:h text:style-name="P12" text:outline-level="3"><text:bookmark text:name="r_ignoring"/>Ignorar Archivos</text:h>
      <text:p text:style-name="P4"><text:span text:style-name="T4">A veces, tendrás algún tipo de archivo que no quieres que Git añada automáticamente o más aun, que ni siquiera quieras que aparezca como no rastreado. Este suele ser el caso de archivos generados automáticamente como trazas o archivos creados por tu sistema de construcción. En estos casos, puedes crear un archivo llamado </text:span><text:span text:style-name="Source_20_Text"><text:span text:style-name="T2">.gitignore</text:span></text:span><text:span text:style-name="T4"> que liste patrones a considerar. Este es un ejemplo de un archivo </text:span><text:span text:style-name="Source_20_Text"><text:span text:style-name="T2">.gitignore</text:span></text:span><text:span text:style-name="T4">:</text:span></text:p>
      <text:p text:style-name="P7"><text:span text:style-name="Source_20_Text"><text:span text:style-name="T1">$ cat .gitignore</text:span></text:span></text:p>
      <text:p text:style-name="P10"><text:span text:style-name="Source_20_Text"><text:span text:style-name="T1">*.[oa]</text:span></text:span></text:p>
      <text:p text:style-name="P10"><text:span text:style-name="Source_20_Text"><text:span text:style-name="T1">*~</text:span></text:span></text:p>
      <text:p text:style-name="P4"><text:span text:style-name="T4">La primera línea le indica a Git que ignore cualquier archivo que termine en “.o” o “.a” - archivos de objeto o librerías que pueden ser producto de compilar tu código. La segunda línea le indica a Git que ignore todos los archivos que termine con una tilde (</text:span><text:span text:style-name="Source_20_Text"><text:span text:style-name="T2">~</text:span></text:span><text:span text:style-name="T4">), lo cual es usado por varios editores de texto como Emacs para marcar archivos temporales. También puedes incluir cosas como trazas, temporales, o pid directamente; documentación generada automáticamente; etc. Crear un archivo </text:span><text:span text:style-name="Source_20_Text"><text:span text:style-name="T2">.gitignore</text:span></text:span><text:span text:style-name="T4"> antes de comenzar a trabajar es generalmente una buena idea pues así evitas confirmar accidentalmente archivos que en realidad no quieres incluir en tu repositorio Git.</text:span></text:p>
      <text:p text:style-name="P4"><text:soft-page-break/><text:span text:style-name="T4">Las reglas sobre los patrones que puedes incluir en el archivo </text:span><text:span text:style-name="Source_20_Text"><text:span text:style-name="T2">.gitignore</text:span></text:span><text:span text:style-name="T4"> son las siguientes:</text:span></text:p>
      <text:list xml:id="list4141652767" text:style-name="L1">
        <text:list-item>
          <text:p text:style-name="P16"><text:span text:style-name="T4">Ignorar las líneas en blanco y aquellas que comiencen con </text:span><text:span text:style-name="Source_20_Text"><text:span text:style-name="T2">#</text:span></text:span><text:span text:style-name="T4">.</text:span></text:p>
        </text:list-item>
        <text:list-item>
          <text:p text:style-name="P17">Aceptar patrones glob estándar.</text:p>
        </text:list-item>
        <text:list-item>
          <text:p text:style-name="P16"><text:span text:style-name="T4">Los patrones pueden terminar en barra (</text:span><text:span text:style-name="Source_20_Text"><text:span text:style-name="T2">/</text:span></text:span><text:span text:style-name="T4">) para especificar un directorio.</text:span></text:p>
        </text:list-item>
        <text:list-item>
          <text:p text:style-name="P16"><text:span text:style-name="T4">Los patrones pueden negarse si se añade al principio el signo de exclamación (</text:span><text:span text:style-name="Source_20_Text"><text:span text:style-name="T2">!</text:span></text:span><text:span text:style-name="T4">).</text:span></text:p>
        </text:list-item>
      </text:list>
      <text:p text:style-name="P4"><text:span text:style-name="T4">Los patrones glob son una especia de expresión regular simplificada usada por los terminales. Un asterisco (</text:span><text:span text:style-name="Source_20_Text"><text:span text:style-name="T2">*</text:span></text:span><text:span text:style-name="T4">) corresponde a cero o más caracteres; </text:span><text:span text:style-name="Source_20_Text"><text:span text:style-name="T2">[abc]</text:span></text:span><text:span text:style-name="T4"> corresponde a cualquier carácter dentro de los corchetes (en este caso a, b o c); el signo de interrogación (</text:span><text:span text:style-name="Source_20_Text"><text:span text:style-name="T2">?</text:span></text:span><text:span text:style-name="T4">) corresponde a un carácter cualquier; y los corchetes sobre caracteres separados por un guión (</text:span><text:span text:style-name="Source_20_Text"><text:span text:style-name="T2">[0-9]</text:span></text:span><text:span text:style-name="T4">) corresponde a cualquier carácter entre ellos (en este caso del 0 al 9). También puedes usar dos asteriscos para indicar directorios anidados; </text:span><text:span text:style-name="Source_20_Text"><text:span text:style-name="T2">a/**/z</text:span></text:span><text:span text:style-name="T4"> coincide con </text:span><text:span text:style-name="Source_20_Text"><text:span text:style-name="T2">a/z</text:span></text:span><text:span text:style-name="T4">, </text:span><text:span text:style-name="Source_20_Text"><text:span text:style-name="T2">a/b/z</text:span></text:span><text:span text:style-name="T4">, </text:span><text:span text:style-name="Source_20_Text"><text:span text:style-name="T2">a/b/c/z</text:span></text:span><text:span text:style-name="T4">, etc.</text:span></text:p>
      <text:p text:style-name="P4"><text:span text:style-name="T4">Aquí puedes ver otro ejemplo de un archivo </text:span><text:span text:style-name="Source_20_Text"><text:span text:style-name="T2">.gitignore</text:span></text:span><text:span text:style-name="T4">:</text:span></text:p>
      <text:p text:style-name="P7"><text:span text:style-name="Source_20_Text"><text:span text:style-name="T1"># ignora los archivos terminados en .a</text:span></text:span></text:p>
      <text:p text:style-name="P10"><text:span text:style-name="Source_20_Text"><text:span text:style-name="T1">*.a</text:span></text:span></text:p>
      <text:p text:style-name="P10"/>
      <text:p text:style-name="P10"><text:span text:style-name="Source_20_Text"><text:span text:style-name="T1"># pero no lib.a, aun cuando había ignorado los archivos terminados en .a en la linea anterior</text:span></text:span></text:p>
      <text:p text:style-name="P10"><text:span text:style-name="Source_20_Text"><text:span text:style-name="T1">!lib.a</text:span></text:span></text:p>
      <text:p text:style-name="P10"/>
      <text:p text:style-name="P10"><text:span text:style-name="Source_20_Text"><text:span text:style-name="T1"># ignora unicamente el archivo TODO de la raiz, no subdir/TODO</text:span></text:span></text:p>
      <text:p text:style-name="P10"><text:span text:style-name="Source_20_Text"><text:span text:style-name="T1">/TODO</text:span></text:span></text:p>
      <text:p text:style-name="P10"/>
      <text:p text:style-name="P10"><text:span text:style-name="Source_20_Text"><text:span text:style-name="T1"># ignora todos los archivos del directorio build/</text:span></text:span></text:p>
      <text:p text:style-name="P10"><text:span text:style-name="Source_20_Text"><text:span text:style-name="T1">build/</text:span></text:span></text:p>
      <text:p text:style-name="P10"/>
      <text:p text:style-name="P10"><text:span text:style-name="Source_20_Text"><text:span text:style-name="T1"># ignora doc/notes.txt, pero este no doc/server/arch.txt</text:span></text:span></text:p>
      <text:p text:style-name="P10"><text:span text:style-name="Source_20_Text"><text:span text:style-name="T1">doc/*.txt</text:span></text:span></text:p>
      <text:p text:style-name="P10"><text:soft-page-break/></text:p>
      <text:p text:style-name="P10"><text:span text:style-name="Source_20_Text"><text:span text:style-name="T1"># ignora todos los archivos .txt el directorio doc/</text:span></text:span></text:p>
      <text:p text:style-name="P10"><text:span text:style-name="Source_20_Text"><text:span text:style-name="T1">doc/**/*.txt</text:span></text:span></text:p>
      <table:table table:name="Tabla1" table:style-name="Tabla1">
        <table:table-column table:style-name="Tabla1.A"/>
        <table:table-column table:style-name="Tabla1.B"/>
        <table:table-row>
          <table:table-cell table:style-name="Tabla1.A1" office:value-type="string">
            <text:p text:style-name="P14">Tip</text:p>
          </table:table-cell>
          <table:table-cell table:style-name="Tabla1.A1" office:value-type="string">
            <text:p text:style-name="P9"><text:span text:style-name="T7">GitHub mantiene una extensa lista de archivos </text:span><text:span text:style-name="Source_20_Text"><text:span text:style-name="T8">.gitignore</text:span></text:span><text:span text:style-name="T7"> adecuados a docenas de proyectos y lenguajes en </text:span><text:a xlink:type="simple" xlink:href="https://github.com/github/gitignore" text:style-name="Internet_20_link" text:visited-style-name="Visited_20_Internet_20_Link"><text:span text:style-name="T9">https://github.com/github/gitignore</text:span></text:a><text:span text:style-name="T7"> en caso de que quieras tener un punto de partida para tu proyecto.</text:span></text:p>
          </table:table-cell>
        </table:table-row>
      </table:table>
      <text:p text:style-name="P1"/>
      <text:p text:style-name="P1"/>
      <text:h text:style-name="P12" text:outline-level="3"><text:bookmark text:name="r_git_diff_staged"/>Ver los Cambios Preparados y No Preparados</text:h>
      <text:p text:style-name="P4"><text:span text:style-name="T4">Si el comando </text:span><text:span text:style-name="Source_20_Text"><text:span text:style-name="T2">git status</text:span></text:span><text:span text:style-name="T4"> es muy impreciso para ti - quieres ver exactamente que ha cambiado, no solo cuáles archivos lo han hecho - puedes usar el comando </text:span><text:span text:style-name="Source_20_Text"><text:span text:style-name="T2">git diff</text:span></text:span><text:span text:style-name="T4">. Hablaremos sobre </text:span><text:span text:style-name="Source_20_Text"><text:span text:style-name="T2">git diff</text:span></text:span><text:span text:style-name="T4">más adelante, pero lo usarás probablemente para responder estas dos preguntas: ¿Qué has cambiado pero aun no has preparado? y ¿Qué has preparado y está listo para confirmar? A pesar de que </text:span><text:span text:style-name="Source_20_Text"><text:span text:style-name="T2">git status</text:span></text:span><text:span text:style-name="T4"> responde a estas preguntas de forma muy general listando el nombre de los archivos, </text:span><text:span text:style-name="Source_20_Text"><text:span text:style-name="T2">git diff</text:span></text:span><text:span text:style-name="T4">te muestra las líneas exactas que fueron añadidas y eliminadas, es decir, el parche.</text:span></text:p>
      <text:p text:style-name="P4"><text:span text:style-name="T4">Supongamos que editas y preparas el archivo </text:span><text:span text:style-name="Source_20_Text"><text:span text:style-name="T2">README</text:span></text:span><text:span text:style-name="T4"> de nuevo y luego editas </text:span><text:span text:style-name="Source_20_Text"><text:span text:style-name="T2">CONTRIBUTING.md</text:span></text:span><text:span text:style-name="T4"> pero no lo preparas. Si ejecutas el comando </text:span><text:span text:style-name="Source_20_Text"><text:span text:style-name="T2">git status</text:span></text:span><text:span text:style-name="T4">, verás algo como esto:</text:span></text:p>
      <text:p text:style-name="P7"><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pan text:style-name="Source_20_Text"><text:span text:style-name="T3"><text:s text:c="4"/></text:span></text:span><text:span text:style-name="Source_20_Text"><text:span text:style-name="T1">new file: <text:s text:c="2"/>README</text:span></text:span></text:p>
      <text:p text:style-name="P10"/>
      <text:p text:style-name="P10"><text:span text:style-name="Source_20_Text"><text:span text:style-name="T1">Changes not staged for commit:</text:span></text:span></text:p>
      <text:p text:style-name="P10"><text:span text:style-name="Source_20_Text"><text:span text:style-name="T3"><text:s text:c="2"/></text:span></text:span><text:span text:style-name="Source_20_Text"><text:span text:style-name="T1">(use "git add &lt;file&gt;..." to update what will be committed)</text:span></text:span></text:p>
      <text:p text:style-name="P10"><text:span text:style-name="Source_20_Text"><text:span text:style-name="T3"><text:s text:c="2"/></text:span></text:span><text:span text:style-name="Source_20_Text"><text:span text:style-name="T1">(use "git checkout -- &lt;file&gt;..." to discard changes in working directory)</text:span></text:span></text:p>
      <text:p text:style-name="P10"/>
      <text:p text:style-name="P10"><text:span text:style-name="Source_20_Text"><text:span text:style-name="T3"><text:s text:c="4"/></text:span></text:span><text:span text:style-name="Source_20_Text"><text:span text:style-name="T1">modified: <text:s text:c="2"/>CONTRIBUTING.md</text:span></text:span></text:p>
      <text:p text:style-name="P4"><text:span text:style-name="T4">Para ver qué has cambiado pero aun no has preparado, escribe </text:span><text:span text:style-name="Source_20_Text"><text:span text:style-name="T2">git diff</text:span></text:span><text:span text:style-name="T4"> sin más parámetros:</text:span></text:p>
      <text:p text:style-name="P7"><text:soft-page-break/><text:span text:style-name="Source_20_Text"><text:span text:style-name="T1">$ git diff</text:span></text:span></text:p>
      <text:p text:style-name="P10"><text:span text:style-name="Source_20_Text"><text:span text:style-name="T1">diff --git a/CONTRIBUTING.md b/CONTRIBUTING.md</text:span></text:span></text:p>
      <text:p text:style-name="P10"><text:span text:style-name="Source_20_Text"><text:span text:style-name="T1">index 8ebb991..643e24f 100644</text:span></text:span></text:p>
      <text:p text:style-name="P10"><text:span text:style-name="Source_20_Text"><text:span text:style-name="T1">--- a/CONTRIBUTING.md</text:span></text:span></text:p>
      <text:p text:style-name="P10"><text:span text:style-name="Source_20_Text"><text:span text:style-name="T1">+++ b/CONTRIBUTING.md</text:span></text:span></text:p>
      <text:p text:style-name="P10"><text:span text:style-name="Source_20_Text"><text:span text:style-name="T1">@@ -65,7 +65,8 @@ branch directly, things can get messy.</text:span></text:span></text:p>
      <text:p text:style-name="P10"><text:span text:style-name="Source_20_Text"><text:span text:style-name="T3"><text:s/></text:span></text:span><text:span text:style-name="Source_20_Text"><text:span text:style-name="T1">Please include a nice description of your changes when you submit your PR;</text:span></text:span></text:p>
      <text:p text:style-name="P10"><text:span text:style-name="Source_20_Text"><text:span text:style-name="T3"><text:s/></text:span></text:span><text:span text:style-name="Source_20_Text"><text:span text:style-name="T1">if we have to read the whole diff to figure out why you're contributing</text:span></text:span></text:p>
      <text:p text:style-name="P10"><text:span text:style-name="Source_20_Text"><text:span text:style-name="T3"><text:s/></text:span></text:span><text:span text:style-name="Source_20_Text"><text:span text:style-name="T1">in the first place, you're less likely to get feedback and have your change</text:span></text:span></text:p>
      <text:p text:style-name="P10"><text:span text:style-name="Source_20_Text"><text:span text:style-name="T1">-merged in.</text:span></text:span></text:p>
      <text:p text:style-name="P10"><text:span text:style-name="Source_20_Text"><text:span text:style-name="T1">+merged in. Also, split your changes into comprehensive chunks if you patch is</text:span></text:span></text:p>
      <text:p text:style-name="P10"><text:span text:style-name="Source_20_Text"><text:span text:style-name="T1">+longer than a dozen lines.</text:span></text:span></text:p>
      <text:p text:style-name="P10"/>
      <text:p text:style-name="P10"><text:span text:style-name="Source_20_Text"><text:span text:style-name="T3"><text:s/></text:span></text:span><text:span text:style-name="Source_20_Text"><text:span text:style-name="T1">If you are starting to work on a particular area, feel free to submit a PR</text:span></text:span></text:p>
      <text:p text:style-name="P10"><text:span text:style-name="Source_20_Text"><text:span text:style-name="T3"><text:s/></text:span></text:span><text:span text:style-name="Source_20_Text"><text:span text:style-name="T1">that highlights your work in progress (and note in the PR title that it's</text:span></text:span></text:p>
      <text:p text:style-name="P3">Este comando compara lo que tienes en tu directorio de trabajo con lo que está en el área de preparación. El resultado te indica los cambios que has hecho pero que aun no has preparado.</text:p>
      <text:p text:style-name="P4"><text:span text:style-name="T4">Si quieres ver lo que has preparado y será incluido en la próxima confirmación, puedes usar </text:span><text:span text:style-name="Source_20_Text"><text:span text:style-name="T2">git diff --staged</text:span></text:span><text:span text:style-name="T4">. Este comando compara tus cambios preparados con la última instantánea confirmada.</text:span></text:p>
      <text:p text:style-name="P7"><text:span text:style-name="Source_20_Text"><text:span text:style-name="T1">$ git diff --staged</text:span></text:span></text:p>
      <text:p text:style-name="P10"><text:span text:style-name="Source_20_Text"><text:span text:style-name="T1">diff --git a/README b/README</text:span></text:span></text:p>
      <text:p text:style-name="P10"><text:span text:style-name="Source_20_Text"><text:span text:style-name="T1">new file mode 100644</text:span></text:span></text:p>
      <text:p text:style-name="P10"><text:span text:style-name="Source_20_Text"><text:span text:style-name="T1">index 0000000..03902a1</text:span></text:span></text:p>
      <text:p text:style-name="P10"><text:span text:style-name="Source_20_Text"><text:span text:style-name="T1">--- /dev/null</text:span></text:span></text:p>
      <text:p text:style-name="P10"><text:span text:style-name="Source_20_Text"><text:span text:style-name="T1">+++ b/README</text:span></text:span></text:p>
      <text:p text:style-name="P10"><text:soft-page-break/><text:span text:style-name="Source_20_Text"><text:span text:style-name="T1">@@ -0,0 +1 @@</text:span></text:span></text:p>
      <text:p text:style-name="P10"><text:span text:style-name="Source_20_Text"><text:span text:style-name="T1">+My Project</text:span></text:span></text:p>
      <text:p text:style-name="P4"><text:span text:style-name="T4">Es importante resaltar que al llamar a </text:span><text:span text:style-name="Source_20_Text"><text:span text:style-name="T2">git diff</text:span></text:span><text:span text:style-name="T4"> sin parámetros no verás los cambios desde tu última confirmación - solo verás los cambios que aun no están preparados. Esto puede ser confuso porque si preparas todos tus cambios, </text:span><text:span text:style-name="Source_20_Text"><text:span text:style-name="T2">git diff</text:span></text:span><text:span text:style-name="T4"> no te devolverá ninguna salida.</text:span></text:p>
      <text:p text:style-name="P4"><text:span text:style-name="T4">Pasemos a otro ejemplo, si preparas el archivo </text:span><text:span text:style-name="Source_20_Text"><text:span text:style-name="T2">CONTRIBUTING.md</text:span></text:span><text:span text:style-name="T4"> y luego lo editas, puedes usar </text:span><text:span text:style-name="Source_20_Text"><text:span text:style-name="T2">git diff</text:span></text:span><text:span text:style-name="T4"> para ver los cambios en el archivo que están preparados y los cambios que no lo están. Si nuestro ambiente es como este:</text:span></text:p>
      <text:p text:style-name="P7"><text:span text:style-name="Source_20_Text"><text:span text:style-name="T1">$ git add CONTRIBUTING.md</text:span></text:span></text:p>
      <text:p text:style-name="P10"><text:span text:style-name="Source_20_Text"><text:span text:style-name="T1">$ echo 'test line' &gt;&gt; CONTRIBUTING.md</text:span></text:span></text:p>
      <text:p text:style-name="P10"><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pan text:style-name="Source_20_Text"><text:span text:style-name="T3"><text:s text:c="4"/></text:span></text:span><text:span text:style-name="Source_20_Text"><text:span text:style-name="T1">modified: <text:s text:c="2"/>CONTRIBUTING.md</text:span></text:span></text:p>
      <text:p text:style-name="P10"/>
      <text:p text:style-name="P10"><text:span text:style-name="Source_20_Text"><text:span text:style-name="T1">Changes not staged for commit:</text:span></text:span></text:p>
      <text:p text:style-name="P10"><text:span text:style-name="Source_20_Text"><text:span text:style-name="T3"><text:s text:c="2"/></text:span></text:span><text:span text:style-name="Source_20_Text"><text:span text:style-name="T1">(use "git add &lt;file&gt;..." to update what will be committed)</text:span></text:span></text:p>
      <text:p text:style-name="P10"><text:span text:style-name="Source_20_Text"><text:span text:style-name="T3"><text:s text:c="2"/></text:span></text:span><text:span text:style-name="Source_20_Text"><text:span text:style-name="T1">(use "git checkout -- &lt;file&gt;..." to discard changes in working directory)</text:span></text:span></text:p>
      <text:p text:style-name="P10"/>
      <text:p text:style-name="P10"><text:span text:style-name="Source_20_Text"><text:span text:style-name="T3"><text:s text:c="4"/></text:span></text:span><text:span text:style-name="Source_20_Text"><text:span text:style-name="T1">modified: <text:s text:c="2"/>CONTRIBUTING.md</text:span></text:span></text:p>
      <text:p text:style-name="P4"><text:span text:style-name="T4">Puedes usar </text:span><text:span text:style-name="Source_20_Text"><text:span text:style-name="T2">git diff</text:span></text:span><text:span text:style-name="T4"> para ver qué está sin preparar</text:span></text:p>
      <text:p text:style-name="P7"><text:span text:style-name="Source_20_Text"><text:span text:style-name="T1">$ git diff</text:span></text:span></text:p>
      <text:p text:style-name="P10"><text:span text:style-name="Source_20_Text"><text:span text:style-name="T1">diff --git a/CONTRIBUTING.md b/CONTRIBUTING.md</text:span></text:span></text:p>
      <text:p text:style-name="P10"><text:span text:style-name="Source_20_Text"><text:span text:style-name="T1">index 643e24f..87f08c8 100644</text:span></text:span></text:p>
      <text:p text:style-name="P10"><text:soft-page-break/><text:span text:style-name="Source_20_Text"><text:span text:style-name="T1">--- a/CONTRIBUTING.md</text:span></text:span></text:p>
      <text:p text:style-name="P10"><text:span text:style-name="Source_20_Text"><text:span text:style-name="T1">+++ b/CONTRIBUTING.md</text:span></text:span></text:p>
      <text:p text:style-name="P10"><text:span text:style-name="Source_20_Text"><text:span text:style-name="T1">@@ -119,3 +119,4 @@ at the</text:span></text:span></text:p>
      <text:p text:style-name="P10"><text:span text:style-name="Source_20_Text"><text:span text:style-name="T3"><text:s/></text:span></text:span><text:span text:style-name="Source_20_Text"><text:span text:style-name="T1">## Starter Projects</text:span></text:span></text:p>
      <text:p text:style-name="P10"/>
      <text:p text:style-name="P10"><text:span text:style-name="Source_20_Text"><text:span text:style-name="T3"><text:s/></text:span></text:span><text:span text:style-name="Source_20_Text"><text:span text:style-name="T1">See our [projects list](https://github.com/libgit2/libgit2/blob/development/PROJECTS.md).</text:span></text:span></text:p>
      <text:p text:style-name="P10"><text:span text:style-name="Source_20_Text"><text:span text:style-name="T1">+# test line</text:span></text:span></text:p>
      <text:p text:style-name="P4"><text:span text:style-name="T4">y </text:span><text:span text:style-name="Source_20_Text"><text:span text:style-name="T2">git diff --cached</text:span></text:span><text:span text:style-name="T4"> para ver que has preparado hasta ahora (--staged y --cached son sinónimos):</text:span></text:p>
      <text:p text:style-name="P7"><text:span text:style-name="Source_20_Text"><text:span text:style-name="T1">$ git diff --cached</text:span></text:span></text:p>
      <text:p text:style-name="P10"><text:span text:style-name="Source_20_Text"><text:span text:style-name="T1">diff --git a/CONTRIBUTING.md b/CONTRIBUTING.md</text:span></text:span></text:p>
      <text:p text:style-name="P10"><text:span text:style-name="Source_20_Text"><text:span text:style-name="T1">index 8ebb991..643e24f 100644</text:span></text:span></text:p>
      <text:p text:style-name="P10"><text:span text:style-name="Source_20_Text"><text:span text:style-name="T1">--- a/CONTRIBUTING.md</text:span></text:span></text:p>
      <text:p text:style-name="P10"><text:span text:style-name="Source_20_Text"><text:span text:style-name="T1">+++ b/CONTRIBUTING.md</text:span></text:span></text:p>
      <text:p text:style-name="P10"><text:span text:style-name="Source_20_Text"><text:span text:style-name="T1">@@ -65,7 +65,8 @@ branch directly, things can get messy.</text:span></text:span></text:p>
      <text:p text:style-name="P10"><text:span text:style-name="Source_20_Text"><text:span text:style-name="T3"><text:s/></text:span></text:span><text:span text:style-name="Source_20_Text"><text:span text:style-name="T1">Please include a nice description of your changes when you submit your PR;</text:span></text:span></text:p>
      <text:p text:style-name="P10"><text:span text:style-name="Source_20_Text"><text:span text:style-name="T3"><text:s/></text:span></text:span><text:span text:style-name="Source_20_Text"><text:span text:style-name="T1">if we have to read the whole diff to figure out why you're contributing</text:span></text:span></text:p>
      <text:p text:style-name="P10"><text:span text:style-name="Source_20_Text"><text:span text:style-name="T3"><text:s/></text:span></text:span><text:span text:style-name="Source_20_Text"><text:span text:style-name="T1">in the first place, you're less likely to get feedback and have your change</text:span></text:span></text:p>
      <text:p text:style-name="P10"><text:span text:style-name="Source_20_Text"><text:span text:style-name="T1">-merged in.</text:span></text:span></text:p>
      <text:p text:style-name="P10"><text:span text:style-name="Source_20_Text"><text:span text:style-name="T1">+merged in. Also, split your changes into comprehensive chunks if you patch is</text:span></text:span></text:p>
      <text:p text:style-name="P10"><text:span text:style-name="Source_20_Text"><text:span text:style-name="T1">+longer than a dozen lines.</text:span></text:span></text:p>
      <text:p text:style-name="P10"/>
      <text:p text:style-name="P10"><text:span text:style-name="Source_20_Text"><text:span text:style-name="T3"><text:s/></text:span></text:span><text:span text:style-name="Source_20_Text"><text:span text:style-name="T1">If you are starting to work on a particular area, feel free to submit a PR</text:span></text:span></text:p>
      <text:p text:style-name="P10"><text:span text:style-name="Source_20_Text"><text:span text:style-name="T3"><text:s/></text:span></text:span><text:span text:style-name="Source_20_Text"><text:span text:style-name="T1">that highlights your work in progress (and note in the PR title that it's</text:span></text:span></text:p>
      <table:table table:name="Tabla2" table:style-name="Tabla2">
        <table:table-column table:style-name="Tabla2.A"/>
        <table:table-column table:style-name="Tabla2.B"/>
        <table:table-row>
          <table:table-cell table:style-name="Tabla2.A1" office:value-type="string">
            <text:p text:style-name="P14">Note</text:p>
          </table:table-cell>
          <table:table-cell table:style-name="Tabla2.A1" office:value-type="string">
            <text:p text:style-name="P15">Git Diff como Herramienta Externa<text:soft-page-break/></text:p>
            <text:p text:style-name="P9"><text:span text:style-name="T7">A lo largo del libro, continuaremos usando el comando </text:span><text:span text:style-name="Source_20_Text"><text:span text:style-name="T8">git diff</text:span></text:span><text:span text:style-name="T7"> de distintas maneras. Existe otra forma de ver estas diferencias si prefieres utilizar una interfaz gráfica u otro programa externo. Si ejecutas </text:span><text:span text:style-name="Source_20_Text"><text:span text:style-name="T8">git difftool</text:span></text:span><text:span text:style-name="T7"> en vez de </text:span><text:span text:style-name="Source_20_Text"><text:span text:style-name="T8">git diff</text:span></text:span><text:span text:style-name="T7">, podrás ver los cambios con programas de este tipo como Araxis, emerge, vimdiff y más. Ejecuta </text:span><text:span text:style-name="Source_20_Text"><text:span text:style-name="T8">git difftool --tool-help</text:span></text:span><text:span text:style-name="T7"> para ver qué tienes disponible en tu sistema.</text:span></text:p>
          </table:table-cell>
        </table:table-row>
      </table:table>
      <text:p text:style-name="P1"/>
      <text:p text:style-name="P1"/>
      <text:h text:style-name="P12" text:outline-level="3"><text:bookmark text:name="r_committing_changes"/>Confirmar tus Cambios</text:h>
      <text:p text:style-name="P4"><text:span text:style-name="T4">Ahora que tu área de preparación está como quieres, puedes confirmar tus cambios. Recuerda que cualquier cosa que no esté preparada - cualquier archivo que hayas creado o modificado y que no hayas agregado con </text:span><text:span text:style-name="Source_20_Text"><text:span text:style-name="T2">git add</text:span></text:span><text:span text:style-name="T4"> desde su edición - no será confirmado. Se mantendrán como archivos modificados en tu disco. En este caso, digamos que la última vez que ejecutaste </text:span><text:span text:style-name="Source_20_Text"><text:span text:style-name="T2">git status</text:span></text:span><text:span text:style-name="T4"> verificaste que todo estaba preparado y que estás listos para confirmar tus cambios. La forma más sencilla de confirmar es escribiendo </text:span><text:span text:style-name="Source_20_Text"><text:span text:style-name="T2">git commit</text:span></text:span><text:span text:style-name="T4">:</text:span></text:p>
      <text:p text:style-name="P7"><text:span text:style-name="Source_20_Text"><text:span text:style-name="T1">$ git commit</text:span></text:span></text:p>
      <text:p text:style-name="P4"><text:span text:style-name="T4">Al hacerlo, arrancará el editor de tu preferencia. (El editor se establece a través de la variable de ambiente </text:span><text:span text:style-name="Source_20_Text"><text:span text:style-name="T2">$EDITOR</text:span></text:span><text:span text:style-name="T4"> de tu terminal - usualmente es vim o emacs, aunque puedes configurarlo con el editor que quieras usando el comando </text:span><text:span text:style-name="Source_20_Text"><text:span text:style-name="T2">git config --global core.editor</text:span></text:span><text:span text:style-name="T4"> tal como viste en </text:span><text:a xlink:type="simple" xlink:href="https://git-scm.com/book/es/v2/ch00/ch01-introduction" text:style-name="Internet_20_link" text:visited-style-name="Visited_20_Internet_20_Link"><text:span text:style-name="T6">Inicio - Sobre el Control de Versiones</text:span></text:a><text:span text:style-name="T4">).</text:span></text:p>
      <text:p text:style-name="P3">El editor mostrará el siguiente texto (este ejemplo corresponde a una pantalla de Vim):</text:p>
      <text:p text:style-name="P7"><text:span text:style-name="Source_20_Text"><text:span text:style-name="T1"># Please enter the commit message for your changes. Lines starting</text:span></text:span></text:p>
      <text:p text:style-name="P10"><text:span text:style-name="Source_20_Text"><text:span text:style-name="T1"># with '#' will be ignored, and an empty message aborts the commit.</text:span></text:span></text:p>
      <text:p text:style-name="P10"><text:span text:style-name="Source_20_Text"><text:span text:style-name="T1"># On branch master</text:span></text:span></text:p>
      <text:p text:style-name="P10"><text:span text:style-name="Source_20_Text"><text:span text:style-name="T1"># Changes to be committed:</text:span></text:span></text:p>
      <text:p text:style-name="P10"><text:span text:style-name="Source_20_Text"><text:span text:style-name="T1"># <text:s text:c="6"/>new file: <text:s text:c="2"/>README</text:span></text:span></text:p>
      <text:p text:style-name="P10"><text:span text:style-name="Source_20_Text"><text:span text:style-name="T1"># <text:s text:c="6"/>modified: <text:s text:c="2"/>CONTRIBUTING.md</text:span></text:span></text:p>
      <text:p text:style-name="P10"><text:span text:style-name="Source_20_Text"><text:span text:style-name="T1">#</text:span></text:span></text:p>
      <text:p text:style-name="P10"><text:span text:style-name="Source_20_Text"><text:span text:style-name="T1">~</text:span></text:span></text:p>
      <text:p text:style-name="P10"><text:span text:style-name="Source_20_Text"><text:span text:style-name="T1">~</text:span></text:span></text:p>
      <text:p text:style-name="P10"><text:span text:style-name="Source_20_Text"><text:span text:style-name="T1">~</text:span></text:span></text:p>
      <text:p text:style-name="P10"><text:span text:style-name="Source_20_Text"><text:span text:style-name="T1">".git/COMMIT_EDITMSG" 9L, 283C</text:span></text:span></text:p>
      <text:p text:style-name="P4"><text:soft-page-break/><text:span text:style-name="T4">Puedes ver que el mensaje de confirmación por defecto contiene la última salida del comando </text:span><text:span text:style-name="Source_20_Text"><text:span text:style-name="T2">git status</text:span></text:span><text:span text:style-name="T4"> comentada y una línea vacía encima de ella. Puedes eliminar estos comentarios y escribir tu mensaje de confirmación, o puedes dejarlos allí para ayudarte a recordar qué estás confirmando. (Para obtener una forma más explícita de recordar qué has modificado, puedes pasar la opción </text:span><text:span text:style-name="Source_20_Text"><text:span text:style-name="T2">-v</text:span></text:span><text:span text:style-name="T4"> a </text:span><text:span text:style-name="Source_20_Text"><text:span text:style-name="T2">git commit</text:span></text:span><text:span text:style-name="T4">. Al hacerlo se incluirá en el editor el diff de tus cambios para que veas exactamente qué cambios estás confirmando.) Cuando sales del editor, Git crea tu confirmación con tu mensaje (eliminando el texto comentado y el diff).</text:span></text:p>
      <text:p text:style-name="P4"><text:span text:style-name="T4">Otra alternativa es escribir el mensaje de confirmación directamente en el comando </text:span><text:span text:style-name="Source_20_Text"><text:span text:style-name="T2">commit</text:span></text:span><text:span text:style-name="T4"> utilizando la opción -m:</text:span></text:p>
      <text:p text:style-name="P7"><text:span text:style-name="Source_20_Text"><text:span text:style-name="T1">$ git commit -m "Story 182: Fix benchmarks for speed"</text:span></text:span></text:p>
      <text:p text:style-name="P10"><text:span text:style-name="Source_20_Text"><text:span text:style-name="T1">[master 463dc4f] Story 182: Fix benchmarks for speed</text:span></text:span></text:p>
      <text:p text:style-name="P10"><text:span text:style-name="Source_20_Text"><text:span text:style-name="T3"><text:s/></text:span></text:span><text:span text:style-name="Source_20_Text"><text:span text:style-name="T1">2 files changed, 2 insertions(+)</text:span></text:span></text:p>
      <text:p text:style-name="P10"><text:span text:style-name="Source_20_Text"><text:span text:style-name="T3"><text:s/></text:span></text:span><text:span text:style-name="Source_20_Text"><text:span text:style-name="T1">create mode 100644 README</text:span></text:span></text:p>
      <text:p text:style-name="P4"><text:span text:style-name="T4">¡Has creado tu primera confirmación (o </text:span><text:span text:style-name="Emphasis"><text:span text:style-name="T5">commit</text:span></text:span><text:span text:style-name="T4">)! Puedes ver que la confirmación te devuelve una salida descriptiva: indica cuál rama has confirmado (</text:span><text:span text:style-name="Source_20_Text"><text:span text:style-name="T2">master</text:span></text:span><text:span text:style-name="T4">), que </text:span><text:span text:style-name="Emphasis"><text:span text:style-name="T5">checksum</text:span></text:span><text:span text:style-name="T4"> SHA-1 tiene el </text:span><text:span text:style-name="Emphasis"><text:span text:style-name="T5">commit</text:span></text:span><text:span text:style-name="T4"> (</text:span><text:span text:style-name="Source_20_Text"><text:span text:style-name="T2">463dc4f</text:span></text:span><text:span text:style-name="T4">), cuántos archivos han cambiado y estadísticas sobre las líneas añadidas y eliminadas en el </text:span><text:span text:style-name="Emphasis"><text:span text:style-name="T5">commit</text:span></text:span><text:span text:style-name="T4">.</text:span></text:p>
      <text:p text:style-name="P5"><text:span text:style-name="T4">Recuerda que la confirmación guarda una instantánea de tu área de preparación. Todo lo que no hayas preparado sigue allí modificado; puedes hacer una nueva confirmación para añadirlo a tu historial. Cada vez que realizas un </text:span><text:span text:style-name="Emphasis"><text:span text:style-name="T5">commit</text:span></text:span><text:span text:style-name="T4">, guardas una instantánea de tu proyecto la cual puedes usar para comparar o volver a ella luego.</text:span></text:p>
      <text:p text:style-name="P1"/>
      <text:h text:style-name="P12" text:outline-level="3"><text:bookmark text:name="_saltar_el_área_de_preparación"/>Saltar el Área de Preparación</text:h>
      <text:p text:style-name="P4"><text:span text:style-name="T4">A pesar de que puede resultar muy útil para ajustar los </text:span><text:span text:style-name="Emphasis"><text:span text:style-name="T5">commits</text:span></text:span><text:span text:style-name="T4"> tal como quieres, el área de preparación es a veces un paso más complejo a lo que necesitas para tu flujo de trabajo. Si quieres saltarte el área de preparación, Git te ofrece un atajo sencillo. Añadiendo la opción </text:span><text:span text:style-name="Source_20_Text"><text:span text:style-name="T2">-a</text:span></text:span><text:span text:style-name="T4"> al comando </text:span><text:span text:style-name="Source_20_Text"><text:span text:style-name="T2">git commit</text:span></text:span><text:span text:style-name="T4"> harás que Git prepare automáticamente todos los archivos rastreados antes de confirmarlos, ahorrándote el paso de </text:span><text:span text:style-name="Source_20_Text"><text:span text:style-name="T2">git add</text:span></text:span><text:span text:style-name="T4">:</text:span></text:p>
      <text:p text:style-name="P7"><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not staged for commit:</text:span></text:span></text:p>
      <text:p text:style-name="P10"><text:span text:style-name="Source_20_Text"><text:span text:style-name="T3"><text:s text:c="2"/></text:span></text:span><text:span text:style-name="Source_20_Text"><text:span text:style-name="T1">(use "git add &lt;file&gt;..." to update what will be committed)</text:span></text:span></text:p>
      <text:p text:style-name="P10"><text:span text:style-name="Source_20_Text"><text:span text:style-name="T3"><text:s text:c="2"/></text:span></text:span><text:span text:style-name="Source_20_Text"><text:span text:style-name="T1">(use "git checkout -- &lt;file&gt;..." to discard changes in working directory)</text:span></text:span></text:p>
      <text:p text:style-name="P10"/>
      <text:p text:style-name="P10"><text:soft-page-break/><text:span text:style-name="Source_20_Text"><text:span text:style-name="T3"><text:s text:c="4"/></text:span></text:span><text:span text:style-name="Source_20_Text"><text:span text:style-name="T1">modified: <text:s text:c="2"/>CONTRIBUTING.md</text:span></text:span></text:p>
      <text:p text:style-name="P10"/>
      <text:p text:style-name="P10"><text:span text:style-name="Source_20_Text"><text:span text:style-name="T1">no changes added to commit (use "git add" and/or "git commit -a")</text:span></text:span></text:p>
      <text:p text:style-name="P10"><text:span text:style-name="Source_20_Text"><text:span text:style-name="T1">$ git commit -a -m 'added new benchmarks'</text:span></text:span></text:p>
      <text:p text:style-name="P10"><text:span text:style-name="Source_20_Text"><text:span text:style-name="T1">[master 83e38c7] added new benchmarks</text:span></text:span></text:p>
      <text:p text:style-name="P10"><text:span text:style-name="Source_20_Text"><text:span text:style-name="T3"><text:s/></text:span></text:span><text:span text:style-name="Source_20_Text"><text:span text:style-name="T1">1 file changed, 5 insertions(+), 0 deletions(-)</text:span></text:span></text:p>
      <text:p text:style-name="P4"><text:span text:style-name="T4">Fíjate que en este caso no fue necesario ejecutar </text:span><text:span text:style-name="Source_20_Text"><text:span text:style-name="T2">git add</text:span></text:span><text:span text:style-name="T4"> sobre el archivo </text:span><text:span text:style-name="Source_20_Text"><text:span text:style-name="T2">CONTRIBUTING.md</text:span></text:span><text:span text:style-name="T4"> antes de confirmar.</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Times New Roman', serif"/>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19:33:24.136000000</meta:creation-date>
    <dc:date>2018-03-28T18:57:06.155000000</dc:date>
    <meta:editing-duration>PT7M3S</meta:editing-duration>
    <meta:editing-cycles>13</meta:editing-cycles>
    <meta:generator>LibreOffice/6.0.2.1$Windows_x86 LibreOffice_project/f7f06a8f319e4b62f9bc5095aa112a65d2f3ac89</meta:generator>
    <meta:document-statistic meta:table-count="2" meta:image-count="0" meta:object-count="0" meta:page-count="15" meta:paragraph-count="241" meta:word-count="3586" meta:character-count="22491" meta:non-whitespace-character-count="18482"/>
  </office:meta>
</office:document-meta>
</file>